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952" officeooo:paragraph-rsid="0013b952"/>
    </style:style>
    <style:style style:name="P2" style:family="paragraph" style:parent-style-name="Standard">
      <style:text-properties fo:font-weight="bold" officeooo:rsid="0013b952" officeooo:paragraph-rsid="0013b952" style:font-weight-asian="bold" style:font-weight-complex="bold"/>
    </style:style>
    <style:style style:name="P3" style:family="paragraph" style:parent-style-name="Standard">
      <style:text-properties style:font-name="DejaVu Sans Mono" officeooo:rsid="0013b952" officeooo:paragraph-rsid="0013b952"/>
    </style:style>
    <style:style style:name="P4" style:family="paragraph" style:parent-style-name="Standard">
      <style:text-properties style:font-name="DejaVu Sans Mono" fo:font-weight="bold" officeooo:rsid="0013b952" officeooo:paragraph-rsid="0013b952" style:font-weight-asian="bold" style:font-weight-complex="bold"/>
    </style:style>
    <style:style style:name="P5" style:family="paragraph" style:parent-style-name="Standard">
      <style:text-properties style:font-name="DejaVu Sans Mono" fo:font-weight="bold" officeooo:rsid="0013b952" officeooo:paragraph-rsid="0014ffbf" style:font-weight-asian="bold" style:font-weight-complex="bold"/>
    </style:style>
    <style:style style:name="P6" style:family="paragraph" style:parent-style-name="Standard">
      <style:text-properties style:font-name="DejaVu Sans Mono" fo:font-weight="normal" officeooo:rsid="0013b952" officeooo:paragraph-rsid="0013b952" style:font-weight-asian="normal" style:font-weight-complex="normal"/>
    </style:style>
    <style:style style:name="P7" style:family="paragraph" style:parent-style-name="Standard">
      <style:text-properties officeooo:paragraph-rsid="0013b952"/>
    </style:style>
    <style:style style:name="P8" style:family="paragraph" style:parent-style-name="Standard">
      <style:text-properties fo:color="#21409a" style:font-name="DejaVu Sans Mono" fo:font-weight="bold" officeooo:rsid="0013b952" officeooo:paragraph-rsid="0013b952" style:font-weight-asian="bold" style:font-weight-complex="bold"/>
    </style:style>
    <style:style style:name="P9" style:family="paragraph" style:parent-style-name="Standard">
      <style:text-properties fo:color="#21409a" style:font-name="DejaVu Sans Mono" fo:font-weight="bold" officeooo:rsid="0013b952" officeooo:paragraph-rsid="0014ffbf" style:font-weight-asian="bold" style:font-weight-complex="bold"/>
    </style:style>
    <style:style style:name="P10" style:family="paragraph" style:parent-style-name="Standard">
      <style:text-properties fo:color="#21409a" style:font-name="DejaVu Sans Mono" fo:font-weight="bold" officeooo:rsid="001725e3" officeooo:paragraph-rsid="001725e3" style:font-weight-asian="bold" style:font-weight-complex="bold"/>
    </style:style>
    <style:style style:name="P11" style:family="paragraph" style:parent-style-name="Standard">
      <style:text-properties fo:color="#21409a" fo:font-weight="bold" officeooo:rsid="0013b952" officeooo:paragraph-rsid="0013b952" style:font-weight-asian="bold" style:font-weight-complex="bold"/>
    </style:style>
    <style:style style:name="P12" style:family="paragraph" style:parent-style-name="Standard">
      <style:text-properties officeooo:rsid="0014ffbf" officeooo:paragraph-rsid="0014ffbf"/>
    </style:style>
    <style:style style:name="P13" style:family="paragraph" style:parent-style-name="Standard">
      <style:text-properties fo:color="#000000" style:font-name="DejaVu Sans Mono" fo:font-weight="normal" officeooo:rsid="0013b952" officeooo:paragraph-rsid="001725e3" style:font-weight-asian="normal" style:font-weight-complex="normal"/>
    </style:style>
    <style:style style:name="P14" style:family="paragraph" style:parent-style-name="Standard">
      <style:text-properties fo:color="#000000" style:font-name="DejaVu Sans Mono" fo:font-weight="normal" officeooo:rsid="001725e3" officeooo:paragraph-rsid="001725e3" style:font-weight-asian="normal" style:font-weight-complex="normal"/>
    </style:style>
    <style:style style:name="P15" style:family="paragraph" style:parent-style-name="Standard">
      <style:text-properties fo:color="#000000" style:font-name="DejaVu Sans Mono" fo:font-weight="bold" officeooo:rsid="0013b952" officeooo:paragraph-rsid="001725e3" style:font-weight-asian="bold" style:font-weight-complex="bold"/>
    </style:style>
    <style:style style:name="P16" style:family="paragraph" style:parent-style-name="Standard">
      <style:text-properties fo:color="#000000" style:font-name="DejaVu Sans Mono" fo:font-weight="bold" officeooo:rsid="001725e3" officeooo:paragraph-rsid="001725e3" style:font-weight-asian="bold" style:font-weight-complex="bold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normal" style:font-weight-asian="normal" style:font-weight-complex="normal"/>
    </style:style>
    <style:style style:name="T3" style:family="text">
      <style:text-properties style:font-name="DejaVu Sans Mono" fo:font-weight="normal" officeooo:rsid="0013b95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1409a" style:font-name="DejaVu Sans Mono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log</text:p>
      <text:p text:style-name="P15">User</text:p>
      <text:p text:style-name="P13">user_id</text:p>
      <text:p text:style-name="P13">name</text:p>
      <text:p text:style-name="P13"/>
      <text:p text:style-name="P16">Article</text:p>
      <text:p text:style-name="P14">article_id</text:p>
      <text:p text:style-name="P14">title</text:p>
      <text:p text:style-name="P14">content</text:p>
      <text:p text:style-name="P14">user_id</text:p>
      <text:p text:style-name="P14"/>
      <text:p text:style-name="P16">Category</text:p>
      <text:p text:style-name="P14">cat_id</text:p>
      <text:p text:style-name="P14">name</text:p>
      <text:p text:style-name="P14"/>
      <text:p text:style-name="P16">Tag </text:p>
      <text:p text:style-name="P14">tag_id</text:p>
      <text:p text:style-name="P14">title</text:p>
      <text:p text:style-name="P14">color</text:p>
      <text:p text:style-name="P14">cat_id</text:p>
      <text:p text:style-name="P8"/>
      <text:p text:style-name="P8">MOOCacademy</text:p>
      <text:p text:style-name="P3"><text:span text:style-name="T4">Cours</text:span></text:p>
      <text:p text:style-name="P6">cours_id</text:p>
      <text:p text:style-name="P6">title</text:p>
      <text:p text:style-name="P6">description</text:p>
      <text:p text:style-name="P4"/>
      <text:p text:style-name="P4">Leçons</text:p>
      <text:p text:style-name="P6">lesson_id</text:p>
      <text:p text:style-name="P6">title</text:p>
      <text:p text:style-name="P6">description</text:p>
      <text:p text:style-name="P7"><text:span text:style-name="T3">cours_id</text:span></text:p>
      <text:p text:style-name="P7"><text:span text:style-name="T3"/></text:p>
      <text:p text:style-name="P11"><text:span text:style-name="T1">The Hacking Pinterest</text:span></text:p>
      <text:p text:style-name="P2"><text:span text:style-name="T1">Users</text:span></text:p>
      <text:p text:style-name="P1"><text:span text:style-name="T2">user_id</text:span></text:p>
      <text:p text:style-name="P1"><text:span text:style-name="T2">name</text:span></text:p>
      <text:p text:style-name="P1"><text:span text:style-name="T2"/></text:p>
      <text:p text:style-name="P2"><text:span text:style-name="T1">Pins</text:span></text:p>
      <text:p text:style-name="P1"><text:span text:style-name="T2">pins_id</text:span></text:p>
      <text:p text:style-name="P1"><text:span text:style-name="T2">url</text:span></text:p>
      <text:p text:style-name="P1"><text:span text:style-name="T2">user_id</text:span></text:p>
      <text:p text:style-name="P1"><text:span text:style-name="T2"/></text:p>
      <text:p text:style-name="P2"><text:span text:style-name="T1">Comments</text:span></text:p>
      <text:p text:style-name="P1"><text:span text:style-name="T2">comments_id</text:span></text:p>
      <text:p text:style-name="P1"><text:span text:style-name="T2">content</text:span></text:p>
      <text:p text:style-name="P1"><text:span text:style-name="T2">pins_id</text:span></text:p>
      <text:p text:style-name="P1"><text:span text:style-name="T2">user_id</text:span></text:p>
      <text:p text:style-name="P1"><text:span text:style-name="T2"/></text:p>
      <text:p text:style-name="P1"><text:span text:style-name="T5">The Hacking News</text:span></text:p>
      <text:p text:style-name="P4">Users</text:p>
      <text:p text:style-name="P1"><text:span text:style-name="T2">user_id</text:span></text:p>
      <text:p text:style-name="P1"><text:soft-page-break/><text:span text:style-name="T2">name</text:span></text:p>
      <text:p text:style-name="P1"><text:span text:style-name="T2"/></text:p>
      <text:p text:style-name="P4">Link</text:p>
      <text:p text:style-name="P1"><text:span text:style-name="T2">link_id</text:span></text:p>
      <text:p text:style-name="P1"><text:span text:style-name="T2">url</text:span></text:p>
      <text:p text:style-name="P1"><text:span text:style-name="T2">user_id</text:span></text:p>
      <text:p text:style-name="P1"><text:span text:style-name="T2"/></text:p>
      <text:p text:style-name="P4">Comments</text:p>
      <text:p text:style-name="P6">link_id</text:p>
      <text:p text:style-name="P6">comment_id</text:p>
      <text:p text:style-name="P1"><text:span text:style-name="T2">content</text:span></text:p>
      <text:p text:style-name="P1"><text:span text:style-name="T2">user_id</text:span></text:p>
      <text:p text:style-name="P1"><text:span text:style-name="T2"/></text:p>
      <text:p text:style-name="P4">Comments-of-comments</text:p>
      <text:p text:style-name="P1"><text:span text:style-name="T2">comments_of.id</text:span></text:p>
      <text:p text:style-name="P1"><text:span text:style-name="T2">comment_id</text:span></text:p>
      <text:p text:style-name="P1"><text:span text:style-name="T2">content</text:span></text:p>
      <text:p text:style-name="P1"><text:span text:style-name="T2">user_id</text:span></text:p>
      <text:p text:style-name="P1"><text:span text:style-name="T2"/></text:p>
      <text:p text:style-name="P12"><text:span text:style-name="T2"/></text:p>
      <text:p text:style-name="P12"><text:span text:style-name="T2"/></text:p>
      <text:p text:style-name="P9">The Hacking Class</text:p>
      <text:p text:style-name="P5">Student</text:p>
      <text:p text:style-name="P12"><text:span text:style-name="T2">student_id</text:span></text:p>
      <text:p text:style-name="P12"><text:span text:style-name="T2">name</text:span></text:p>
      <text:p text:style-name="P12"><text:span text:style-name="T2">lesson_id</text:span></text:p>
      <text:p text:style-name="P12"><text:span text:style-name="T2"/></text:p>
      <text:p text:style-name="P5">Lesson</text:p>
      <text:p text:style-name="P12"><text:span text:style-name="T2">lesson_id</text:span></text:p>
      <text:p text:style-name="P12"><text:span text:style-name="T2">title</text:span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02:35.116291165</meta:creation-date>
    <dc:date>2019-10-22T16:31:05.365160080</dc:date>
    <meta:editing-duration>PT1H7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72" meta:character-count="493" meta:non-whitespace-character-count="486"/>
  </office:meta>
</office:document-meta>
</file>